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File.java</text:p>
      <text:p text:style-name="P1"/>
      <text:p text:style-name="P2">Diese Datei ist der Startpunkt, wenn man eine neue XML-Datei einlesen und einen neuen Task starten möchte. Der Konstruktor möchte als Parameter eine XML-Datei ohne „.xml“. Diese Datei wird gecheckt und geparsed und für jeden Task innerhalb dieser Datei wird ein Task-Objekt erzeugt.</text:p>
      <text:p text:style-name="P2"/>
      <text:p text:style-name="P2">Klassenvariable:</text:p>
      <text:p text:style-name="P2">String filename: Name der XML-Datei ohne „.xml“</text:p>
      <text:p text:style-name="P2">List tasks: Liste aller Tasks die im Konstruktor erzeugt werden</text:p>
      <text:p text:style-name="P2"/>
      <text:p text:style-name="P2">Konstruktor:</text:p>
      <text:p text:style-name="P2">Parameter: XML-Datei ohne „.xml“</text:p>
      <text:p text:style-name="P2">Checkt und parst die Datei, dabei werden Fehler geworfen, falls die Datei nicht korrekt ist.</text:p>
      <text:p text:style-name="P2">Falls alle korrekt ist, werden für jeden Task in der Datei ein Task-Objekt erzeugt und in die Liste tasks gespeichert.</text:p>
      <text:p text:style-name="P2"/>
      <text:p text:style-name="P1">Exercise.java</text:p>
      <text:p text:style-name="P1"/>
      <text:p text:style-name="P2">Hier finden sich alle Inhalte aus der XML-Datei die unter subtasks zu finden sind. In jedem Objekt ist immer ein Subtask gespeichert.</text:p>
      <text:p text:style-name="P2"/>
      <text:p text:style-name="P2">Klassenvariable:</text:p>
      <text:p text:style-name="P2">String[] tasktexts: Die Aufgabenstellung der Aufgabe in Deutsch und Englisch, falls vorhanden</text:p>
      <text:p text:style-name="P2">String referencestatement: Das Lösungsstatement der Aufgae</text:p>
      <text:p text:style-name="P2">String evaluationstrategy: Rückgabetyp der Aufgabe (Liste oder Menge)</text:p>
      <text:p text:style-name="P2">String term: Die Terme, die für die Lösung der Aufgabe benötigt werden</text:p>
      <text:p text:style-name="P2">int points: Die Punkte für die Aufgabe/ der Schwierigkeitsgrad</text:p>
      <text:p text:style-name="P2">String language: Die Sprache für die Aufgabe (wird beim parsen nicht gesetzt)</text:p>
      <text:p text:style-name="P2"/>
      <text:p text:style-name="P1">Header.java</text:p>
      <text:p text:style-name="P1"/>
      <text:p text:style-name="P2">Hier finden sich alle Inhalte aus der XML-Datei die am Anfang jedes Tasks stehen.</text:p>
      <text:p text:style-name="P2"/>
      <text:p text:style-name="P2">Klassenvariable:</text:p>
      <text:p text:style-name="P2">String taskId: Die eindeutige Id der Aufgabe</text:p>
      <text:p text:style-name="P2">String[] title: Die Überschrift der Aufgabe</text:p>
      <text:p text:style-name="P2">String[] flufftext: Die allgemeine Beschreibung der Aufgabe</text:p>
      <text:p text:style-name="P2">String language: Die Sprache für die Aufgabe (wird beim parsen nicht gesetzt)</text:p>
      <text:p text:style-name="P2"/>
      <text:p text:style-name="P1">Relation.java</text:p>
      <text:p text:style-name="P1"/>
      <text:p text:style-name="P2">Hier finden sich alle Inhalte aus der XML-Datei die unter schema zu finden sind. In jedem Objekt ist immer eine Relation gespeichert.</text:p>
      <text:p text:style-name="P2"/>
      <text:p text:style-name="P2">Klassenvariable:</text:p>
      <text:p text:style-name="P2">String intension: Ein Create-Table-Statement der Aufgabe</text:p>
      <text:p text:style-name="P2">String[] tuple: Die zugehörigen Insert-Into-Statements der Aufga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Runge</meta:initial-creator>
    <meta:creation-date>2015-05-13T12:51:28.18</meta:creation-date>
    <meta:document-statistic meta:table-count="0" meta:image-count="0" meta:object-count="0" meta:page-count="1" meta:paragraph-count="30" meta:word-count="270" meta:character-count="1882"/>
    <dc:date>2015-05-13T13:20:59.56</dc:date>
    <dc:creator>Tobias Runge</dc:creator>
    <meta:editing-duration>PT14M11S</meta:editing-duration>
    <meta:editing-cycles>1</meta:editing-cycles>
    <meta:generator>OpenOffice/4.1.1$Win32 OpenOffice.org_project/411m6$Build-9775</meta:generator>
  </office:meta>
</office:document-meta>
</file>